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2">
      <style:text-properties fo:language="ru" fo:country="RU"/>
    </style:style>
    <style:style style:name="P3" style:family="paragraph" style:parent-style-name="Standard" style:list-style-name="L3">
      <style:text-properties fo:language="ru" fo:country="RU"/>
    </style:style>
    <style:style style:name="P4" style:family="paragraph" style:parent-style-name="Standard" style:list-style-name="L4">
      <style:text-properties fo:language="ru" fo:country="RU"/>
    </style:style>
    <style:style style:name="P5" style:family="paragraph" style:parent-style-name="Standard" style:list-style-name="L1">
      <style:text-properties fo:language="ru" fo:country="RU" fo:font-style="italic" style:font-style-asian="italic" style:font-style-complex="italic"/>
    </style:style>
    <style:style style:name="P6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 style:list-style-name="L4">
      <style:text-properties fo:language="en" fo:country="US"/>
    </style:style>
    <style:style style:name="P10" style:family="paragraph" style:parent-style-name="Standard">
      <style:text-properties fo:language="en" fo:country="US" fo:font-style="normal" style:font-style-asian="normal" style:font-style-complex="normal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азработчики Библиотеки Конгресса США и Офис Стандартов <text:span text:style-name="T1">MARC </text:span><text:span text:style-name="T4">разрабатывает схему для библиографических наборов элементов, которые можно использовать в том числе для библиотечных приложений. Как </text:span><text:span text:style-name="T1">XML</text:span><text:span text:style-name="T4">-схема, она предназначена для переноса выбранных данных их существующих записей </text:span><text:span text:style-name="T1">MARC 21, </text:span><text:span text:style-name="T4">а также для создания оригинальных записей о ресурсах. Она включает подмножество полей </text:span><text:span text:style-name="T1">MARC </text:span><text:span text:style-name="T4">и использует теги-слова вместо численных, что в некоторых случаях приводит к перегруппировке элементов </text:span><text:span text:style-name="T1">MARC 21. </text:span><text:span text:style-name="T4">Эта схема в данный момент имеет статус черновика и именуется как Metadata Object Description Schema (MODS). </text:span><text:span text:style-name="T1">MODS </text:span><text:span text:style-name="T4">представляет собой </text:span><text:span text:style-name="T1">XML-</text:span><text:span text:style-name="T4">схему в соответствии с правилами консорциума </text:span><text:span text:style-name="T1">WWW. </text:span><text:span text:style-name="T4">Стандартом управляют разработчики Библиотеки Конгресса США и Офис Стандартов </text:span><text:span text:style-name="T1">MARC.</text:span></text:p>
      <text:p text:style-name="Standard"><text:span text:style-name="T1"/></text:p>
      <text:list xml:id="list23443295" text:style-name="L1">
        <text:list-item>
          <text:p text:style-name="P5">Использование</text:p>
        </text:list-item>
      </text:list>
      <text:p text:style-name="P8">MODS <text:span text:style-name="T4">может быть использована для:</text:span></text:p>
      <text:list xml:id="list23446935" text:style-name="L2">
        <text:list-item>
          <text:p text:style-name="P11"><text:span text:style-name="T4">формат </text:span><text:span text:style-name="T1">SRU (</text:span><text:span text:style-name="T2">Search/Retrieve via URL)</text:span></text:p>
        </text:list-item>
        <text:list-item>
          <text:p text:style-name="P2"><text:span text:style-name="T6">как схема расширения для </text:span><text:span text:style-name="T2">METS (Metadata Encoding and Transmission Standard) </text:span></text:p>
        </text:list-item>
        <text:list-item>
          <text:p text:style-name="P2"><text:span text:style-name="T6">для представления метаданных</text:span></text:p>
        </text:list-item>
        <text:list-item>
          <text:p text:style-name="P2"><text:span text:style-name="T6">для представления оригинальных ресурсов в </text:span><text:span text:style-name="T2">XML </text:span><text:span text:style-name="T6">синтаксисе</text:span></text:p>
        </text:list-item>
        <text:list-item>
          <text:p text:style-name="P2"><text:span text:style-name="T6">для представления упрощенной записи </text:span><text:span text:style-name="T2">MARC </text:span><text:span text:style-name="T6">в </text:span><text:span text:style-name="T2">XML</text:span></text:p>
          <text:p text:style-name="P2"><text:span text:style-name="T6"/></text:p>
        </text:list-item>
      </text:list>
      <text:list xml:id="list23656160" text:continue-list="list23443295" text:style-name="L1">
        <text:list-item>
          <text:p text:style-name="P5">Достоинства <text:span text:style-name="T1">MODS</text:span></text:p>
        </text:list-item>
      </text:list>
      <text:p text:style-name="P8">MODS <text:span text:style-name="T4">предназначена для совместного использования с другими форматами метаданных. В некоторых приложениях, особенно использующих записи </text:span>MARC, <text:span text:style-name="T4">она будет иметь преимущества, такие как:</text:span></text:p>
      <text:list xml:id="list23497396" text:style-name="L3">
        <text:list-item>
          <text:p text:style-name="P12"><text:span text:style-name="T4">Набор элементов богаче, нежели </text:span><text:span text:style-name="T1">Dublin Core</text:span></text:p>
        </text:list-item>
        <text:list-item>
          <text:p text:style-name="P3">Набор элементов более совместим с библиотечными данными, нежели <text:span text:style-name="T1">ONIX </text:span></text:p>
        </text:list-item>
        <text:list-item>
          <text:p text:style-name="P3">Схема больше ориентирована на конечного пользователя, чем на полная схема <text:span text:style-name="T1">MARC XML</text:span></text:p>
        </text:list-item>
        <text:list-item>
          <text:p text:style-name="P3">Более простой набор элементов, чем в полной схеме</text:p>
        </text:list-item>
      </text:list>
      <text:p text:style-name="P1"/>
      <text:list xml:id="list23634324" text:continue-list="list23656160" text:style-name="L1">
        <text:list-item>
          <text:p text:style-name="P5">Особенности <text:span text:style-name="T1">MODS</text:span></text:p>
        </text:list-item>
      </text:list>
      <text:list xml:id="list23520642" text:style-name="L4">
        <text:list-item>
          <text:p text:style-name="P4">Элементы как правило наследуют семантику <text:span text:style-name="T1">MARC</text:span></text:p>
        </text:list-item>
        <text:list-item>
          <text:p text:style-name="P4">В некоторых случаях несколько элементов <text:span text:style-name="T1">MARC </text:span>могут быть объединены</text:p>
        </text:list-item>
        <text:list-item>
          <text:p text:style-name="P9">MODS <text:span text:style-name="T4">не предполагает использование конкретных кодов каталогов</text:span></text:p>
        </text:list-item>
        <text:list-item>
          <text:p text:style-name="P4">Некоторые элементы содержат необязательный атрибут <text:span text:style-name="T1">ID </text:span>для связей на уровне элементов</text:p>
        </text:list-item>
      </text:list>
      <text:p text:style-name="P1"/>
      <text:list xml:id="list23642704" text:continue-list="list23634324" text:style-name="L1">
        <text:list-item>
          <text:p text:style-name="P5">Ограничения <text:span text:style-name="T1">MODS</text:span></text:p>
        </text:list-item>
      </text:list>
      <text:p text:style-name="P10">MODS <text:span text:style-name="T4">включает в себя подмножество данных </text:span>MARC 21. <text:span text:style-name="T4">Как набор элементов, позволяющих отображение данных в </text:span>MARC-<text:span text:style-name="T4">системах, он предназначен для преобразований главных полей с потерей второстепенных данных. Как набор элементов для описания новых ресурсов, он позволяет создавать упрощенные записи с меньшим количеством обязательных тегов, нежели полная </text:span>MARC <text:span text:style-name="T4">запись.</text:span></text:p>
      <text:p text:style-name="P10"><text:span text:style-name="T4">Однако схема не предназначена для многократных преобразований в </text:span>MARC 21 <text:span text:style-name="T4">и обратно. Другими словами, при преобразовании из </text:span>MARC 21 <text:span text:style-name="T4">в </text:span>MODS <text:span text:style-name="T4">происходит потеря данных, и точное обратное преобразование становится невозможным. В некоторых случая элементы могут смещаться в более общие в схеме </text:span>MODS. <text:span text:style-name="T4">Тем не менее, сами данные не будут потеряны, лишь детальный тип элемента. В других случаях элемент </text:span>MARC <text:span text:style-name="T4">может не иметь эквивалента в </text:span>MODS <text:span text:style-name="T4">и тогда данные будут потеряны при обработке.</text:span></text:p>
      <text:p text:style-name="P6"><text:span text:style-name="T3">MODS </text:span><text:span text:style-name="T7">не включает бизнес-правила для управления элементами. Перечисленные в </text:span><text:span text:style-name="T3">xsd:documentation </text:span><text:span text:style-name="T7">поля предназначены для комментариев, чтобы указать пользователю на семантику для элементов.</text:span></text:p>
      <text:list xml:id="list23635008" text:continue-numbering="true" text:style-name="L1">
        <text:list-item>
          <text:p text:style-name="P5"><text:soft-page-break/>Порядок элементов</text:p>
        </text:list-item>
      </text:list>
      <text:p text:style-name="P7">Отметим, что порядок элементов <text:span text:style-name="T1">MODS </text:span>не соответствует порядку отображения. Для управления выводом на экран необходимо использовать стили.</text:p>
      <text:p text:style-name="Standard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7T03:27:02.34</meta:creation-date>
    <meta:document-statistic meta:table-count="0" meta:image-count="0" meta:object-count="0" meta:page-count="2" meta:paragraph-count="25" meta:word-count="411" meta:character-count="2965"/>
    <dc:date>2009-06-07T03:53:42.48</dc:date>
    <meta:editing-duration>PT00H09M20S</meta:editing-duration>
    <meta:editing-cycles>1</meta:editing-cycles>
    <meta:generator>OpenOffice.org/3.0$Win32 OpenOffice.org_project/300m9$Build-9358</meta:generator>
    <meta:user-defined meta:name="Поле 1"/>
    <meta:user-defined meta:name="Поле 2"/>
    <meta:user-defined meta:name="Поле 3"/>
    <meta:user-defined meta:name="Поле 4"/>
  </office:meta>
</office:document-meta>
</file>